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0583in" table:align="left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0.1799in"/>
    </style:style>
    <style:style style:name="Table1.C" style:family="table-column">
      <style:table-column-properties style:column-width="0.1688in"/>
    </style:style>
    <style:style style:name="Table1.D" style:family="table-column">
      <style:table-column-properties style:column-width="0.1889in"/>
    </style:style>
    <style:style style:name="Table1.E" style:family="table-column">
      <style:table-column-properties style:column-width="0.2063in"/>
    </style:style>
    <style:style style:name="Table1.G" style:family="table-column">
      <style:table-column-properties style:column-width="0.1785in"/>
    </style:style>
    <style:style style:name="Table1.H" style:family="table-column">
      <style:table-column-properties style:column-width="0.1778in"/>
    </style:style>
    <style:style style:name="Table1.I" style:family="table-column">
      <style:table-column-properties style:column-width="0.1701in"/>
    </style:style>
    <style:style style:name="Table1.J" style:family="table-column">
      <style:table-column-properties style:column-width="0.2014in"/>
    </style:style>
    <style:style style:name="Table1.L" style:family="table-column">
      <style:table-column-properties style:column-width="0.2958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3722in" table:align="left"/>
    </style:style>
    <style:style style:name="Table2.A" style:family="table-column">
      <style:table-column-properties style:column-width="1.5535in"/>
    </style:style>
    <style:style style:name="Table2.B" style:family="table-column">
      <style:table-column-properties style:column-width="4.8188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9403in"/>
    </style:style>
    <style:style style:name="Table3.B" style:family="table-column">
      <style:table-column-properties style:column-width="3.1014in"/>
    </style:style>
    <style:style style:name="Table3.C" style:family="table-column">
      <style:table-column-properties style:column-width="2.6514in"/>
    </style:style>
    <style:style style:name="Table3.A1" style:family="table-cell">
      <style:table-cell-properties style:vertical-align="middle" fo:padding="0.0194in" fo:border="0.05pt solid #00000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4236in"/>
    </style:style>
    <style:style style:name="Table4.B" style:family="table-column">
      <style:table-column-properties style:column-width="5.2694in"/>
    </style:style>
    <style:style style:name="Table4.A1" style:family="table-cell">
      <style:table-cell-properties style:vertical-align="middle" fo:padding="0.0194in" fo:border="0.05pt solid #00000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2604in"/>
    </style:style>
    <style:style style:name="Table5.B" style:family="table-column">
      <style:table-column-properties style:column-width="3.8292in"/>
    </style:style>
    <style:style style:name="Table5.C" style:family="table-column">
      <style:table-column-properties style:column-width="1.6035in"/>
    </style:style>
    <style:style style:name="Table5.A1" style:family="table-cell">
      <style:table-cell-properties style:vertical-align="middle" fo:padding="0.0194in" fo:border="0.05pt solid #000000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1632in"/>
    </style:style>
    <style:style style:name="Table6.B" style:family="table-column">
      <style:table-column-properties style:column-width="3.5889in"/>
    </style:style>
    <style:style style:name="Table6.C" style:family="table-column">
      <style:table-column-properties style:column-width="1.941in"/>
    </style:style>
    <style:style style:name="Table6.A1" style:family="table-cell">
      <style:table-cell-properties style:vertical-align="middle" fo:padding="0.0194in" fo:border="0.05pt solid #000000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2.1757in"/>
    </style:style>
    <style:style style:name="Table7.B" style:family="table-column">
      <style:table-column-properties style:column-width="4.5174in"/>
    </style:style>
    <style:style style:name="Table7.A1" style:family="table-cell">
      <style:table-cell-properties style:vertical-align="middle" fo:padding="0.0194in" fo:border="0.05pt solid #000000"/>
    </style:style>
    <style:style style:name="P1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6" style:family="paragraph" style:parent-style-name="Heading_20_2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7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9" style:family="paragraph" style:parent-style-name="Heading_20_2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2" style:family="paragraph" style:parent-style-name="Preformatted_20_Text">
      <style:paragraph-properties fo:margin-top="0in" fo:margin-bottom="0in" style:contextual-spacing="false" fo:line-height="114%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14%" fo:text-indent="0in" style:auto-text-indent="false"/>
      <style:text-properties officeooo:paragraph-rsid="00033a52"/>
    </style:style>
    <style:style style:name="P14" style:family="paragraph" style:parent-style-name="Heading_20_2">
      <style:text-properties officeooo:paragraph-rsid="00024304"/>
    </style:style>
    <style:style style:name="P15" style:family="paragraph" style:parent-style-name="Horizontal_20_Line">
      <style:text-properties officeooo:paragraph-rsid="00024304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024304"/>
    </style:style>
    <style:style style:name="P17" style:family="paragraph" style:parent-style-name="Text_20_body">
      <style:text-properties officeooo:paragraph-rsid="00024304"/>
    </style:style>
    <style:style style:name="P18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Preformatted_20_Text"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4" style:family="paragraph" style:parent-style-name="Table_20_Contents">
      <style:paragraph-properties fo:margin-top="0in" fo:margin-bottom="0.0972in" style:contextual-spacing="false" fo:line-height="114%"/>
      <style:text-properties style:font-name="Google Sans Text"/>
    </style:style>
    <style:style style:name="P2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2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27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2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29" style:family="paragraph" style:parent-style-name="Text_20_body">
      <style:paragraph-properties fo:margin-left="0in" fo:margin-right="0in" fo:text-indent="0in" style:auto-text-indent="false"/>
    </style:style>
    <style:style style:name="P30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1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2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3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text-properties fo:font-weight="bold"/>
    </style:style>
    <style:style style:name="P36" style:family="paragraph" style:parent-style-name="Text_20_body" style:list-style-name="L4"/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Google Sans"/>
    </style:style>
    <style:style style:name="T5" style:family="text">
      <style:text-properties style:font-name="Google Sans Text"/>
    </style:style>
    <style:style style:name="T6" style:family="text">
      <style:text-properties style:font-name="Google Sans Text" fo:font-weight="bold"/>
    </style:style>
    <style:style style:name="T7" style:family="text">
      <style:text-properties style:font-name="Google Sans Tex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🖨️ La Funzione <text:span text:style-name="Source_20_Text">print()</text:span></text:h>
      <text:p text:style-name="Text_20_body"><text:span text:style-name="Source_20_Text"/></text:p>
      <text:p text:style-name="Text_20_body">La funzione <text:span text:style-name="Source_20_Text"><text:span text:style-name="T1">print()</text:span></text:span> è usata per <text:span text:style-name="T1">mostrare</text:span> dati (variabili, valori letterali, ecc.) sulla console.</text:p>
      <text:p text:style-name="P29"/>
      <text:p text:style-name="P29"/>
      <text:p text:style-name="P29">Python</text:p>
      <text:p text:style-name="Preformatted_20_Text"><text:span text:style-name="Source_20_Text"># Stampa valori diretti</text:span></text:p>
      <text:p text:style-name="Preformatted_20_Text"><text:span text:style-name="Source_20_Text">print("Ciao mondo!")</text:span></text:p>
      <text:p text:style-name="Preformatted_20_Text"><text:span text:style-name="Source_20_Text">print(100)</text:span></text:p>
      <text:p text:style-name="Preformatted_20_Text"/>
      <text:p text:style-name="Preformatted_20_Text"><text:span text:style-name="Source_20_Text"># Stampa una variabile</text:span></text:p>
      <text:p text:style-name="Preformatted_20_Text"><text:span text:style-name="Source_20_Text">nome = "Alice"</text:span></text:p>
      <text:p text:style-name="P20"><text:span text:style-name="Source_20_Text">print(nome)</text:span></text:p>
      <text:p text:style-name="P20"><text:span text:style-name="Source_20_Text"/></text:p>
      <text:p text:style-name="P20"><text:span text:style-name="Source_20_Text"/></text:p>
      <text:p text:style-name="Horizontal_20_Line"/>
      <text:p text:style-name="Text_20_body"/>
      <text:h text:style-name="Heading_20_2" text:outline-level="2">📝 Le F-String (Stringhe Formattate)</text:h>
      <text:p text:style-name="Text_20_body">Le <text:span text:style-name="T1">f-string</text:span> (introdotte da Python 3.6) sono il modo più moderno e leggibile per <text:span text:style-name="T1">incorporare espressioni Python direttamente all'interno di una stringa</text:span>. Si creano anteponendo una <text:span text:style-name="Source_20_Text">f</text:span> (o <text:span text:style-name="Source_20_Text">F</text:span>) alle virgolette iniziali.</text:p>
      <text:p text:style-name="Text_20_body"/>
      <text:p text:style-name="Text_20_body"/>
      <text:p text:style-name="P22">Python</text:p>
      <text:p text:style-name="Preformatted_20_Text"><text:span text:style-name="Source_20_Text"><text:span text:style-name="T2">punti = 95</text:span></text:span></text:p>
      <text:p text:style-name="Preformatted_20_Text"><text:span text:style-name="Source_20_Text"><text:span text:style-name="T2">materia = "Matematica"</text:span></text:span></text:p>
      <text:p text:style-name="P21"/>
      <text:p text:style-name="Preformatted_20_Text"><text:span text:style-name="Source_20_Text"><text:span text:style-name="T2"># Uso della f-string per inserire variabili nel testo</text:span></text:span></text:p>
      <text:p text:style-name="Preformatted_20_Text"><text:span text:style-name="Source_20_Text"><text:span text:style-name="T2">messaggio = f"Hai ottenuto {punti} punti in {materia}."</text:span></text:span></text:p>
      <text:p text:style-name="P21"/>
      <text:p text:style-name="Preformatted_20_Text"><text:span text:style-name="Source_20_Text"><text:span text:style-name="T2">print(messaggio)</text:span></text:span></text:p>
      <text:p text:style-name="P21"/>
      <text:p text:style-name="Preformatted_20_Text"><text:span text:style-name="Source_20_Text"><text:span text:style-name="T2"># Puoi anche eseguire calcoli al suo interno!</text:span></text:span></text:p>
      <text:p text:style-name="Preformatted_20_Text"><text:span text:style-name="Source_20_Text"><text:span text:style-name="T2">prezzo = 10</text:span></text:span></text:p>
      <text:p text:style-name="Preformatted_20_Text"><text:span text:style-name="Source_20_Text"><text:span text:style-name="T2">quantita = 3</text:span></text:span></text:p>
      <text:p text:style-name="Preformatted_20_Text"><text:span text:style-name="Source_20_Text"><text:span text:style-name="T2">scontrino = f"Totale: €{prezzo * quantita:.2f}" # :.2f formatta come float con 2 decimali</text:span></text:span></text:p>
      <text:p text:style-name="P20"><text:span text:style-name="Source_20_Text"><text:span text:style-name="T2">print(scontrino)</text:span></text:span></text:p>
      <text:p text:style-name="P20"/>
      <text:h text:style-name="Heading_20_2" text:outline-level="2"><text:soft-page-break/></text:h>
      <text:h text:style-name="Heading_20_2" text:outline-level="2">⌨️ La Funzione <text:span text:style-name="Source_20_Text">input()</text:span></text:h>
      <text:p text:style-name="Text_20_body">La funzione <text:span text:style-name="Source_20_Text"><text:span text:style-name="T1">input()</text:span></text:span> permette al tuo programma di <text:span text:style-name="T1">attendere un input dall'utente</text:span> tramite la tastiera.</text:p>
      <text:p text:style-name="Text_20_body"><text:span text:style-name="T1">ATTENZIONE:</text:span> Qualsiasi cosa l'utente digiti tramite <text:span text:style-name="Source_20_Text">input()</text:span> viene sempre restituita come una <text:span text:style-name="T1">stringa (</text:span><text:span text:style-name="Source_20_Text"><text:span text:style-name="T1">str</text:span></text:span><text:span text:style-name="T1">)</text:span>. Se ti aspetti un numero, devi convertirlo esplicitamente (fare <text:span text:style-name="T3">casting</text:span>).</text:p>
      <text:p text:style-name="P29">Python</text:p>
      <text:p text:style-name="Preformatted_20_Text"><text:span text:style-name="Source_20_Text"># Chiede un nome (risultato è sempre una stringa)</text:span></text:p>
      <text:p text:style-name="Preformatted_20_Text"><text:span text:style-name="Source_20_Text">nome_utente = input("Inserisci il tuo nome: ")</text:span></text:p>
      <text:p text:style-name="Preformatted_20_Text"><text:span text:style-name="Source_20_Text">print(f"Ciao, {nome_utente}!")</text:span></text:p>
      <text:p text:style-name="Preformatted_20_Text"/>
      <text:p text:style-name="Preformatted_20_Text"><text:span text:style-name="Source_20_Text"># Chiede un numero e deve essere convertito (casting)</text:span></text:p>
      <text:p text:style-name="Preformatted_20_Text"><text:span text:style-name="Source_20_Text">anni_str = input("Quanti anni hai? ")</text:span></text:p>
      <text:p text:style-name="Preformatted_20_Text"/>
      <text:p text:style-name="Preformatted_20_Text"><text:span text:style-name="Source_20_Text"># Conversione da stringa a intero (int)</text:span></text:p>
      <text:p text:style-name="Preformatted_20_Text"><text:span text:style-name="Source_20_Text">try:</text:span></text:p>
      <text:p text:style-name="Preformatted_20_Text"><text:span text:style-name="Source_20_Text"><text:s text:c="4"/>anni_int = int(anni_str)</text:span></text:p>
      <text:p text:style-name="Preformatted_20_Text"><text:span text:style-name="Source_20_Text"><text:s text:c="4"/>anni_futuri = anni_int + 5</text:span></text:p>
      <text:p text:style-name="Preformatted_20_Text"><text:span text:style-name="Source_20_Text"><text:s text:c="4"/>print(f"Tra 5 anni avrai {anni_futuri} anni.")</text:span></text:p>
      <text:p text:style-name="Preformatted_20_Text"><text:span text:style-name="Source_20_Text">except ValueError:</text:span></text:p>
      <text:p text:style-name="Preformatted_20_Text"><text:span text:style-name="Source_20_Text"><text:s text:c="4"/># Gestione base dell'errore se l'utente non inserisce un numero valido</text:span></text:p>
      <text:p text:style-name="P20"><text:span text:style-name="Source_20_Text"><text:s text:c="4"/>print("Input non valido. Non posso calcolare gli anni futuri.")</text:span></text:p>
      <text:p text:style-name="P16"><text:span text:style-name="Source_20_Text"/></text:p>
      <text:p text:style-name="P15"/>
      <text:p text:style-name="P17"/>
      <text:h text:style-name="P14" text:outline-level="2">📜 <text:span text:style-name="T4">Stringhe (</text:span><text:span text:style-name="Source_20_Text"><text:span text:style-name="T5">str</text:span></text:span><text:span text:style-name="T4">) in Python</text:span></text:h>
      <text:p text:style-name="P26">Le <text:span text:style-name="T1">stringhe</text:span> sono sequenze di caratteri e sono uno dei tipi di dati più usati in Python.</text:p>
      <text:h text:style-name="P18" text:outline-level="3">1. Dichiarazione e Concatenazione</text:h>
      <text:p text:style-name="P4"><text:span text:style-name="T5">Puoi usare apici singoli o doppi. L'operatore </text:span><text:span text:style-name="Source_20_Text"><text:span text:style-name="T5">+</text:span></text:span><text:span text:style-name="T5"> si usa per unire (concatenare) due o più stringhe.</text:span></text:p>
      <text:p text:style-name="P26">Python</text:p>
      <text:p text:style-name="P10"><text:span text:style-name="Source_20_Text"><text:span text:style-name="T5">saluto = "Ciao"</text:span></text:span></text:p>
      <text:p text:style-name="P10"><text:span text:style-name="Source_20_Text"><text:span text:style-name="T5">destinatario = 'programmatore'</text:span></text:span></text:p>
      <text:p text:style-name="P10"><text:span text:style-name="Source_20_Text"><text:span text:style-name="T5">frase_completa = saluto + " " + destinatario + "!"</text:span></text:span></text:p>
      <text:p text:style-name="P12"/>
      <text:p text:style-name="P10"><text:span text:style-name="Source_20_Text"><text:span text:style-name="T5">print(frase_completa) <text:s/># Output: Ciao programmatore!</text:span></text:span></text:p>
      <text:h text:style-name="P18" text:outline-level="3">2. Accesso (Indexing) e Sezionamento (Slicing)</text:h>
      <text:p text:style-name="P26">Le stringhe sono <text:span text:style-name="T1">sequenze</text:span>, il che significa che i caratteri sono ordinati e accessibili tramite la loro posizione (<text:span text:style-name="T1">indice</text:span>), che parte da <text:span text:style-name="T1">0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E"/>
        <table:table-column table:style-name="Table1.L"/>
        <table:table-header-rows>
          <text:soft-page-break/>
          <table:table-row>
            <table:table-cell table:style-name="Table1.A1" office:value-type="string">
              <text:p text:style-name="P11"><text:span text:style-name="Strong_20_Emphasis"><text:span text:style-name="T5">Posizione:</text:span></text:span></text:p>
            </table:table-cell>
            <table:table-cell table:style-name="Table1.A1" office:value-type="string">
              <text:p text:style-name="P11"><text:span text:style-name="Strong_20_Emphasis"><text:span text:style-name="T5">C</text:span></text:span></text:p>
            </table:table-cell>
            <table:table-cell table:style-name="Table1.A1" office:value-type="string">
              <text:p text:style-name="P11"><text:span text:style-name="Strong_20_Emphasis"><text:span text:style-name="T5">I</text:span></text:span></text:p>
            </table:table-cell>
            <table:table-cell table:style-name="Table1.A1" office:value-type="string">
              <text:p text:style-name="P11"><text:span text:style-name="Strong_20_Emphasis"><text:span text:style-name="T5">A</text:span></text:span></text:p>
            </table:table-cell>
            <table:table-cell table:style-name="Table1.A1" office:value-type="string">
              <text:p text:style-name="P11"><text:span text:style-name="Strong_20_Emphasis"><text:span text:style-name="T5">O</text:span></text:span></text:p>
            </table:table-cell>
            <table:table-cell table:style-name="Table1.A1" office:value-type="string">
              <text:p text:style-name="P23"/>
            </table:table-cell>
            <table:table-cell table:style-name="Table1.A1" office:value-type="string">
              <text:p text:style-name="P11"><text:span text:style-name="Strong_20_Emphasis"><text:span text:style-name="T5">P</text:span></text:span></text:p>
            </table:table-cell>
            <table:table-cell table:style-name="Table1.A1" office:value-type="string">
              <text:p text:style-name="P11"><text:span text:style-name="Strong_20_Emphasis"><text:span text:style-name="T5">Y</text:span></text:span></text:p>
            </table:table-cell>
            <table:table-cell table:style-name="Table1.A1" office:value-type="string">
              <text:p text:style-name="P11"><text:span text:style-name="Strong_20_Emphasis"><text:span text:style-name="T5">T</text:span></text:span></text:p>
            </table:table-cell>
            <table:table-cell table:style-name="Table1.A1" office:value-type="string">
              <text:p text:style-name="P11"><text:span text:style-name="Strong_20_Emphasis"><text:span text:style-name="T5">H</text:span></text:span></text:p>
            </table:table-cell>
            <table:table-cell table:style-name="Table1.A1" office:value-type="string">
              <text:p text:style-name="P11"><text:span text:style-name="Strong_20_Emphasis"><text:span text:style-name="T5">O</text:span></text:span></text:p>
            </table:table-cell>
            <table:table-cell table:style-name="Table1.A1" office:value-type="string">
              <text:p text:style-name="P11"><text:span text:style-name="Strong_20_Emphasis"><text:span text:style-name="T5">N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5">Indice: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5">4</text:p>
          </table:table-cell>
          <table:table-cell table:style-name="Table1.A1" office:value-type="string">
            <text:p text:style-name="P25">5</text:p>
          </table:table-cell>
          <table:table-cell table:style-name="Table1.A1" office:value-type="string">
            <text:p text:style-name="P25">6</text:p>
          </table:table-cell>
          <table:table-cell table:style-name="Table1.A1" office:value-type="string">
            <text:p text:style-name="P25">7</text:p>
          </table:table-cell>
          <table:table-cell table:style-name="Table1.A1" office:value-type="string">
            <text:p text:style-name="P25">8</text:p>
          </table:table-cell>
          <table:table-cell table:style-name="Table1.A1" office:value-type="string">
            <text:p text:style-name="P25">9</text:p>
          </table:table-cell>
          <table:table-cell table:style-name="Table1.A1" office:value-type="string">
            <text:p text:style-name="P24">10</text:p>
          </table:table-cell>
        </table:table-row>
      </table:table>
      <text:list text:style-name="L1">
        <text:list-item>
          <text:p text:style-name="P31"><text:span text:style-name="T1">Indexing:</text:span> Prende un singolo carattere.</text:p>
        </text:list-item>
        <text:list-item>
          <text:p text:style-name="P32"><text:span text:style-name="T6">Slicing:</text:span><text:span text:style-name="T5"> Prende una porzione (sotto-stringa) usando la sintassi </text:span><text:span text:style-name="Source_20_Text"><text:span text:style-name="T5">[start:stop:step]</text:span></text:span><text:span text:style-name="T5">. L'indice </text:span><text:span text:style-name="Source_20_Text"><text:span text:style-name="T5">stop</text:span></text:span><text:span text:style-name="T5"> </text:span><text:span text:style-name="T6">non è incluso</text:span><text:span text:style-name="T5">.</text:span></text:p>
        </text:list-item>
      </text:list>
      <text:p text:style-name="P5"><text:span text:style-name="T5"/></text:p>
      <text:p text:style-name="P5"><text:span text:style-name="T5"/></text:p>
      <text:p text:style-name="P26">Python</text:p>
      <text:p text:style-name="P10"><text:span text:style-name="Source_20_Text"><text:span text:style-name="T5">linguaggio = "PYTHON"</text:span></text:span></text:p>
      <text:p text:style-name="P12"/>
      <text:p text:style-name="P10"><text:span text:style-name="Source_20_Text"><text:span text:style-name="T5"># Accesso (Indexing)</text:span></text:span></text:p>
      <text:p text:style-name="P10"><text:span text:style-name="Source_20_Text"><text:span text:style-name="T5">primo_carattere = linguaggio[0] <text:s/># P</text:span></text:span></text:p>
      <text:p text:style-name="P10"><text:span text:style-name="Source_20_Text"><text:span text:style-name="T5">ultimo_carattere = linguaggio[-1] # N (l'indice negativo conta dalla fine)</text:span></text:span></text:p>
      <text:p text:style-name="P10"><text:span text:style-name="Source_20_Text"><text:span text:style-name="T5">print(f"Primo carattere: {primo_carattere}")</text:span></text:span></text:p>
      <text:p text:style-name="P12"/>
      <text:p text:style-name="P10"><text:span text:style-name="Source_20_Text"><text:span text:style-name="T5"># Sezionamento (Slicing)</text:span></text:span></text:p>
      <text:p text:style-name="P10"><text:span text:style-name="Source_20_Text"><text:span text:style-name="T5">sotto_stringa = linguaggio[1:4] <text:s text:c="2"/># YTH (da indice 1 fino a, ma non includendo, indice 4)</text:span></text:span></text:p>
      <text:p text:style-name="P10"><text:span text:style-name="Source_20_Text"><text:span text:style-name="T5">print(f"Sotto-stringa: {sotto_stringa}")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h text:style-name="P18" text:outline-level="3">3. Metodi Comuni</text:h>
      <text:p text:style-name="P26">Le stringhe hanno molti <text:span text:style-name="T1">metodi</text:span> integrati (funzioni associate) che ne facilitano la manipolazione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1"><text:span text:style-name="Strong_20_Emphasis"><text:span text:style-name="T5">Metodo</text:span></text:span></text:p>
            </table:table-cell>
            <table:table-cell table:style-name="Table2.A1" office:value-type="string">
              <text:p text:style-name="P11"><text:span text:style-name="Strong_20_Emphasis"><text:span text:style-name="T5">Descrizion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3"><text:span text:style-name="Source_20_Text"><text:span text:style-name="T6">.upper()</text:span></text:span></text:p>
          </table:table-cell>
          <table:table-cell table:style-name="Table2.A1" office:value-type="string">
            <text:p text:style-name="P25">Converte tutti i caratteri in maiuscolo.</text:p>
          </table:table-cell>
        </table:table-row>
        <table:table-row>
          <table:table-cell table:style-name="Table2.A1" office:value-type="string">
            <text:p text:style-name="P3"><text:span text:style-name="Source_20_Text"><text:span text:style-name="T6">.lower()</text:span></text:span></text:p>
          </table:table-cell>
          <table:table-cell table:style-name="Table2.A1" office:value-type="string">
            <text:p text:style-name="P25">Converte tutti i caratteri in minuscolo.</text:p>
          </table:table-cell>
        </table:table-row>
        <table:table-row>
          <table:table-cell table:style-name="Table2.A1" office:value-type="string">
            <text:p text:style-name="P3"><text:span text:style-name="Source_20_Text"><text:span text:style-name="T6">.strip()</text:span></text:span></text:p>
          </table:table-cell>
          <table:table-cell table:style-name="Table2.A1" office:value-type="string">
            <text:p text:style-name="P25">Rimuove gli spazi bianchi all'inizio e alla fine.</text:p>
          </table:table-cell>
        </table:table-row>
        <table:table-row>
          <table:table-cell table:style-name="Table2.A1" office:value-type="string">
            <text:p text:style-name="P3"><text:span text:style-name="Source_20_Text"><text:span text:style-name="T6">.replace(old, new)</text:span></text:span></text:p>
          </table:table-cell>
          <table:table-cell table:style-name="Table2.A1" office:value-type="string">
            <text:p text:style-name="P25">Sostituisce tutte le occorrenze di una sotto-stringa.</text:p>
          </table:table-cell>
        </table:table-row>
        <table:table-row>
          <table:table-cell table:style-name="Table2.A1" office:value-type="string">
            <text:p text:style-name="P3"><text:span text:style-name="Source_20_Text"><text:span text:style-name="T6">len(stringa)</text:span></text:span></text:p>
          </table:table-cell>
          <table:table-cell table:style-name="Table2.A1" office:value-type="string">
            <text:p text:style-name="P24">Funzione integrata che restituisce la lunghezza della stringa.<text:soft-page-break/></text:p>
          </table:table-cell>
        </table:table-row>
      </table:table>
      <text:p text:style-name="P26">Python</text:p>
      <text:p text:style-name="P10"><text:span text:style-name="Source_20_Text"><text:span text:style-name="T5">testo = " <text:s text:c="2"/>Python è facile! <text:s text:c="2"/>"</text:span></text:span></text:p>
      <text:p text:style-name="P12"/>
      <text:p text:style-name="P10"><text:span text:style-name="Source_20_Text"><text:span text:style-name="T5">lunghezza = len(testo)</text:span></text:span></text:p>
      <text:p text:style-name="P12"><text:span text:style-name="Source_20_Text"><text:span text:style-name="T5">pulito = testo.strip()</text:span></text:span></text:p>
      <text:p text:style-name="P10"><text:span text:style-name="Source_20_Text"><text:span text:style-name="T5">nuovo_testo = pulito.replace("facile", "fantastico")</text:span></text:span></text:p>
      <text:p text:style-name="P12"/>
      <text:p text:style-name="P10"><text:span text:style-name="Source_20_Text"><text:span text:style-name="T5">print(f"Originale: '{testo}' (Lunghezza: {lunghezza})")</text:span></text:span></text:p>
      <text:p text:style-name="P10"><text:span text:style-name="Source_20_Text"><text:span text:style-name="T5">print(f"Pulito: '{pulito}' (Lunghezza: {len(pulito)})")</text:span></text:span></text:p>
      <text:p text:style-name="P10"><text:span text:style-name="Source_20_Text"><text:span text:style-name="T5">print(f"Modificato: {nuovo_testo.upper()}")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Horizontal_20_Line"/>
      <text:h text:style-name="P1" text:outline-level="2">🧐 <text:span text:style-name="T4">Costrutto di Selezione (Istruzioni Condizionali)</text:span></text:h>
      <text:p text:style-name="P4"><text:span text:style-name="T5">Il </text:span><text:span text:style-name="T6">costrutto di selezione</text:span><text:span text:style-name="T5"> (o </text:span><text:span text:style-name="T6">controllo del flusso</text:span><text:span text:style-name="T5">) permette al tuo programma di prendere decisioni ed eseguire codice in modo diverso in base al fatto che le condizioni siano </text:span><text:span text:style-name="Source_20_Text"><text:span text:style-name="T5">True</text:span></text:span><text:span text:style-name="T5"> o </text:span><text:span text:style-name="Source_20_Text"><text:span text:style-name="T5">False</text:span></text:span><text:span text:style-name="T5">.</text:span></text:p>
      <text:p text:style-name="P4"><text:span text:style-name="T5">Il cuore di questo sono gli </text:span><text:span text:style-name="T6">operatori di comparazione</text:span><text:span text:style-name="T5"> (</text:span><text:span text:style-name="Source_20_Text"><text:span text:style-name="T5">==</text:span></text:span><text:span text:style-name="T5">, </text:span><text:span text:style-name="Source_20_Text"><text:span text:style-name="T5">!=</text:span></text:span><text:span text:style-name="T5">, </text:span><text:span text:style-name="Source_20_Text"><text:span text:style-name="T5">&gt;</text:span></text:span><text:span text:style-name="T5">, </text:span><text:span text:style-name="Source_20_Text"><text:span text:style-name="T5">&lt;</text:span></text:span><text:span text:style-name="T5">, </text:span><text:span text:style-name="Source_20_Text"><text:span text:style-name="T5">&gt;=</text:span></text:span><text:span text:style-name="T5">, </text:span><text:span text:style-name="Source_20_Text"><text:span text:style-name="T5">&lt;=</text:span></text:span><text:span text:style-name="T5">) e gli </text:span><text:span text:style-name="T6">operatori logici</text:span><text:span text:style-name="T5"> (</text:span><text:span text:style-name="Source_20_Text"><text:span text:style-name="T5">and</text:span></text:span><text:span text:style-name="T5">, </text:span><text:span text:style-name="Source_20_Text"><text:span text:style-name="T5">or</text:span></text:span><text:span text:style-name="T5">, </text:span><text:span text:style-name="Source_20_Text"><text:span text:style-name="T5">not</text:span></text:span><text:span text:style-name="T5">).</text:span></text:p>
      <text:h text:style-name="P7" text:outline-level="3"><text:span text:style-name="T4">Sintassi Base: </text:span><text:span text:style-name="Source_20_Text"><text:span text:style-name="T5">if</text:span></text:span><text:span text:style-name="T4">, </text:span><text:span text:style-name="Source_20_Text"><text:span text:style-name="T5">elif</text:span></text:span><text:span text:style-name="T4">, </text:span><text:span text:style-name="Source_20_Text"><text:span text:style-name="T5">else</text:span></text:span></text:h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26">Python</text:p>
      <text:p text:style-name="P10"><text:span text:style-name="Source_20_Text"><text:span text:style-name="T5">temperatura = 25</text:span></text:span></text:p>
      <text:p text:style-name="P12"/>
      <text:p text:style-name="P10"><text:span text:style-name="Source_20_Text"><text:span text:style-name="T5">if temperatura &gt; 30:</text:span></text:span></text:p>
      <text:p text:style-name="P10"><text:span text:style-name="Source_20_Text"><text:s text:c="4"/></text:span><text:span text:style-name="Source_20_Text"><text:span text:style-name="T5">print("Fa troppo caldo!")</text:span></text:span></text:p>
      <text:p text:style-name="P10"><text:span text:style-name="Source_20_Text"><text:span text:style-name="T5">elif temperatura &gt; 20:</text:span></text:span></text:p>
      <text:p text:style-name="P10"><text:span text:style-name="Source_20_Text"><text:s text:c="4"/></text:span><text:span text:style-name="Source_20_Text"><text:span text:style-name="T5"># Eseguito se la temperatura è &gt; 20 E &lt;= 30</text:span></text:span></text:p>
      <text:p text:style-name="P10"><text:span text:style-name="Source_20_Text"><text:s text:c="4"/></text:span><text:span text:style-name="Source_20_Text"><text:span text:style-name="T5">print("È una bella giornata, temperatura ideale.")</text:span></text:span></text:p>
      <text:p text:style-name="P10"><text:span text:style-name="Source_20_Text"><text:span text:style-name="T5">else:</text:span></text:span></text:p>
      <text:p text:style-name="P10"><text:span text:style-name="Source_20_Text"><text:s text:c="4"/></text:span><text:span text:style-name="Source_20_Text"><text:span text:style-name="T5"># Eseguito se la temperatura è &lt;= 20</text:span></text:span></text:p>
      <text:p text:style-name="P10"><text:span text:style-name="Source_20_Text"><text:s text:c="4"/></text:span><text:span text:style-name="Source_20_Text"><text:span text:style-name="T5">print("Fa fresco.")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oft-page-break/><text:span text:style-name="Source_20_Text"><text:span text:style-name="T5"/></text:span></text:p>
      <text:h text:style-name="P18" text:outline-level="3">Operatori Logici</text:h>
      <text:p text:style-name="P26">Si usano per combinare più condizioni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1"><text:span text:style-name="Strong_20_Emphasis"><text:span text:style-name="T5">Operatore</text:span></text:span></text:p>
            </table:table-cell>
            <table:table-cell table:style-name="Table3.A1" office:value-type="string">
              <text:p text:style-name="P11"><text:span text:style-name="Strong_20_Emphasis"><text:span text:style-name="T5">Descrizione</text:span></text:span></text:p>
            </table:table-cell>
            <table:table-cell table:style-name="Table3.A1" office:value-type="string">
              <text:p text:style-name="P11"><text:span text:style-name="Strong_20_Emphasis"><text:span text:style-name="T5">Esempio</text:span></text:span></text:p>
            </table:table-cell>
          </table:table-row>
        </table:table-header-rows>
        <table:table-row>
          <table:table-cell table:style-name="Table3.A1" office:value-type="string">
            <text:p text:style-name="P3"><text:span text:style-name="Source_20_Text"><text:span text:style-name="T6">and</text:span></text:span></text:p>
          </table:table-cell>
          <table:table-cell table:style-name="Table3.A1" office:value-type="string">
            <text:p text:style-name="P3"><text:span text:style-name="T5">Risultato </text:span><text:span text:style-name="Source_20_Text"><text:span text:style-name="T5">True</text:span></text:span><text:span text:style-name="T5"> solo se </text:span><text:span text:style-name="T6">entrambe</text:span><text:span text:style-name="T5"> le condizioni sono vere.</text:span></text:p>
          </table:table-cell>
          <table:table-cell table:style-name="Table3.A1" office:value-type="string">
            <text:p text:style-name="P3"><text:span text:style-name="Source_20_Text"><text:span text:style-name="T5">(eta &gt;= 18) and (reddito &gt; 20000)</text:span></text:span></text:p>
          </table:table-cell>
        </table:table-row>
        <table:table-row>
          <table:table-cell table:style-name="Table3.A1" office:value-type="string">
            <text:p text:style-name="P3"><text:span text:style-name="Source_20_Text"><text:span text:style-name="T6">or</text:span></text:span></text:p>
          </table:table-cell>
          <table:table-cell table:style-name="Table3.A1" office:value-type="string">
            <text:p text:style-name="P3"><text:span text:style-name="T5">Risultato </text:span><text:span text:style-name="Source_20_Text"><text:span text:style-name="T5">True</text:span></text:span><text:span text:style-name="T5"> se </text:span><text:span text:style-name="T6">almeno una</text:span><text:span text:style-name="T5"> delle condizioni è vera.</text:span></text:p>
          </table:table-cell>
          <table:table-cell table:style-name="Table3.A1" office:value-type="string">
            <text:p text:style-name="P3"><text:span text:style-name="Source_20_Text"><text:span text:style-name="T5">(giorno == 'Sabato') or (giorno == 'Domenica')</text:span></text:span></text:p>
          </table:table-cell>
        </table:table-row>
        <table:table-row>
          <table:table-cell table:style-name="Table3.A1" office:value-type="string">
            <text:p text:style-name="P3"><text:span text:style-name="Source_20_Text"><text:span text:style-name="T6">not</text:span></text:span></text:p>
          </table:table-cell>
          <table:table-cell table:style-name="Table3.A1" office:value-type="string">
            <text:p text:style-name="P25">Inverte il valore booleano della condizione.</text:p>
          </table:table-cell>
          <table:table-cell table:style-name="Table3.A1" office:value-type="string">
            <text:p text:style-name="P3"><text:span text:style-name="Source_20_Text"><text:span text:style-name="T5">not (utente_attivo)</text:span></text:span></text:p>
          </table:table-cell>
        </table:table-row>
      </table:table>
      <text:h text:style-name="P18" text:outline-level="3">Esempio Combinato</text:h>
      <text:p text:style-name="P26"/>
      <text:p text:style-name="P26"/>
      <text:p text:style-name="P26">Python</text:p>
      <text:p text:style-name="P10"><text:span text:style-name="Source_20_Text"><text:span text:style-name="T5">utente_loggato = True</text:span></text:span></text:p>
      <text:p text:style-name="P10"><text:span text:style-name="Source_20_Text"><text:span text:style-name="T5">livello_accesso = 5</text:span></text:span></text:p>
      <text:p text:style-name="P12"/>
      <text:p text:style-name="P10"><text:span text:style-name="Source_20_Text"><text:span text:style-name="T5">if utente_loggato and livello_accesso &gt;= 3:</text:span></text:span></text:p>
      <text:p text:style-name="P10"><text:span text:style-name="Source_20_Text"><text:s text:c="4"/></text:span><text:span text:style-name="Source_20_Text"><text:span text:style-name="T5">print("Accesso completo garantito.")</text:span></text:span></text:p>
      <text:p text:style-name="P10"><text:span text:style-name="Source_20_Text"><text:span text:style-name="T5">elif utente_loggato and livello_accesso &lt; 3:</text:span></text:span></text:p>
      <text:p text:style-name="P10"><text:span text:style-name="Source_20_Text"><text:s text:c="4"/></text:span><text:span text:style-name="Source_20_Text"><text:span text:style-name="T5">print("Accesso limitato.")</text:span></text:span></text:p>
      <text:p text:style-name="P10"><text:span text:style-name="Source_20_Text"><text:span text:style-name="T5">else:</text:span></text:span></text:p>
      <text:p text:style-name="P10"><text:span text:style-name="Source_20_Text"><text:s text:c="4"/></text:span><text:span text:style-name="Source_20_Text"><text:span text:style-name="T5"># Eseguito se 'utente_loggato' è False</text:span></text:span></text:p>
      <text:p text:style-name="P10"><text:span text:style-name="Source_20_Text"><text:s text:c="4"/></text:span><text:span text:style-name="Source_20_Text"><text:span text:style-name="T5">print("Devi effettuare il login per accedere.")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text:soft-page-break/><text:span text:style-name="Source_20_Text"><text:span text:style-name="T5"/></text:span></text:p>
      <text:h text:style-name="P9" text:outline-level="2"><text:span text:style-name="Source_20_Text"><text:span text:style-name="T5">🔄 </text:span></text:span><text:span text:style-name="Source_20_Text"><text:span text:style-name="T4">Ciclo </text:span></text:span><text:span text:style-name="Source_20_Text"><text:span text:style-name="T5">for</text:span></text:span><text:span text:style-name="Source_20_Text"><text:span text:style-name="T4"> Python basato su </text:span></text:span><text:span text:style-name="Source_20_Text"><text:span text:style-name="T5">range()</text:span></text:span><text:span text:style-name="Source_20_Text"><text:span text:style-name="T4"> (Equivalente C-Style)</text:span></text:span></text:h>
      <text:p text:style-name="P4"><text:span text:style-name="T5">Il ciclo C-style classico ha la forma: </text:span><text:span text:style-name="Source_20_Text"><text:span text:style-name="T5">for (inizializzazione; condizione; incremento)</text:span></text:span><text:span text:style-name="T5">. In Python, questo si traduce in:</text:span></text:p>
      <text:p text:style-name="P26">$$\text{for variabile in range(start, stop, step):}$$</text:p>
      <text:p text:style-name="P26">Dove:</text:p>
      <text:list text:style-name="L2">
        <text:list-item>
          <text:p text:style-name="P33"><text:span text:style-name="Source_20_Text"><text:span text:style-name="T6">start</text:span></text:span><text:span text:style-name="T6"> (opzionale):</text:span><text:span text:style-name="T5"> Il valore iniziale (incluso). Il default è $0$.</text:span></text:p>
        </text:list-item>
        <text:list-item>
          <text:p text:style-name="P33"><text:span text:style-name="Source_20_Text"><text:span text:style-name="T6">stop</text:span></text:span><text:span text:style-name="T6"> (obbligatorio):</text:span><text:span text:style-name="T5"> Il valore finale (escluso). Il ciclo si ferma </text:span><text:span text:style-name="T7">prima</text:span><text:span text:style-name="T5"> di raggiungere questo numero.</text:span></text:p>
        </text:list-item>
        <text:list-item>
          <text:p text:style-name="P33"><text:span text:style-name="Source_20_Text"><text:span text:style-name="T6">step</text:span></text:span><text:span text:style-name="T6"> (opzionale):</text:span><text:span text:style-name="T5"> L'incremento da applicare ad ogni iterazione. Il default è $1$.</text:span></text:p>
        </text:list-item>
      </text:list>
      <text:h text:style-name="P18" text:outline-level="3">Esempio di Codice</text:h>
      <text:p text:style-name="P26">Questo codice simula un ciclo che conta da $i=2$ fino a $i=10$ (escluso), incrementando di $2$ ad ogni passo.</text:p>
      <text:p text:style-name="P26"/>
      <text:p text:style-name="P26">Python</text:p>
      <text:p text:style-name="P10"><text:span text:style-name="Source_20_Text"><text:span text:style-name="T5"># Equivalente a: for (int i = 2; i &lt; 10; i = i + 2)</text:span></text:span></text:p>
      <text:p text:style-name="P10"><text:span text:style-name="Source_20_Text"><text:span text:style-name="T5">print("Esempio di for con range(start, stop, step):")</text:span></text:span></text:p>
      <text:p text:style-name="P12"/>
      <text:p text:style-name="P10"><text:span text:style-name="Source_20_Text"><text:span text:style-name="T5">for i in range(2, 10, 2):</text:span></text:span></text:p>
      <text:p text:style-name="P10"><text:span text:style-name="Source_20_Text"><text:s text:c="4"/></text:span><text:span text:style-name="Source_20_Text"><text:span text:style-name="T5">print(f"Valore corrente di i: {i}")</text:span></text:span></text:p>
      <text:p text:style-name="P12"/>
      <text:p text:style-name="P10"><text:span text:style-name="Source_20_Text"><text:span text:style-name="T5"># --- Esempio solo con stop (conta da 0) ---</text:span></text:span></text:p>
      <text:p text:style-name="P10"><text:span text:style-name="Source_20_Text"><text:span text:style-name="T5">print("\nEsempio di for con range(stop):")</text:span></text:span></text:p>
      <text:p text:style-name="P10"><text:span text:style-name="Source_20_Text"><text:span text:style-name="T5">for j in range(3): # Equivalente a range(0, 3, 1)</text:span></text:span></text:p>
      <text:p text:style-name="P10"><text:span text:style-name="Source_20_Text"><text:s text:c="4"/></text:span><text:span text:style-name="Source_20_Text"><text:span text:style-name="T5">print(f"j vale: {j}")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28">Output Atteso:</text:p>
      <text:p text:style-name="P10"><text:span text:style-name="Source_20_Text"><text:span text:style-name="T5">Esempio di for con range(start, stop, step):</text:span></text:span></text:p>
      <text:p text:style-name="P12"><text:span text:style-name="Source_20_Text"><text:span text:style-name="T5">Valore corrente di i: 2</text:span></text:span></text:p>
      <text:p text:style-name="P12"><text:span text:style-name="Source_20_Text"><text:span text:style-name="T5">Valore corrente di i: 4</text:span></text:span></text:p>
      <text:p text:style-name="P12"><text:span text:style-name="Source_20_Text"><text:span text:style-name="T5">Valore corrente di i: 6</text:span></text:span></text:p>
      <text:p text:style-name="P12"><text:span text:style-name="Source_20_Text"><text:span text:style-name="T5">Valore corrente di i: 8</text:span></text:span></text:p>
      <text:p text:style-name="P12"/>
      <text:p text:style-name="P12"><text:span text:style-name="Source_20_Text"><text:span text:style-name="T5">Esempio di for con range(stop):</text:span></text:span></text:p>
      <text:p text:style-name="P12"><text:span text:style-name="Source_20_Text"><text:span text:style-name="T5">j vale: 0</text:span></text:span></text:p>
      <text:p text:style-name="P12"><text:span text:style-name="Source_20_Text"><text:span text:style-name="T5">j vale: 1</text:span></text:span></text:p>
      <text:p text:style-name="P12"><text:soft-page-break/><text:span text:style-name="Source_20_Text"><text:span text:style-name="T5">j vale: 2</text:span></text:span></text:p>
      <text:h text:style-name="P2" text:outline-level="3">⚠️ <text:span text:style-name="T4">Nota Importante</text:span></text:h>
      <text:p text:style-name="P4"><text:span text:style-name="T5">Sebbene l'uso di </text:span><text:span text:style-name="Source_20_Text"><text:span text:style-name="T5">range()</text:span></text:span><text:span text:style-name="T5"> sia il modo corretto per simulare il ciclo C-style in Python, la filosofia del linguaggio incoraggia l'</text:span><text:span text:style-name="T6">iterazione diretta</text:span><text:span text:style-name="T5"> su collezioni quando possibile, perché è più "Pythonic" (più pulito e leggibile):</text:span></text:p>
      <text:p text:style-name="P26">Python</text:p>
      <text:p text:style-name="P10"><text:span text:style-name="Source_20_Text"><text:span text:style-name="T5"># Modo Pythonic (preferito) se hai già una lista</text:span></text:span></text:p>
      <text:p text:style-name="P10"><text:span text:style-name="Source_20_Text"><text:span text:style-name="T5">mia_lista = ['a', 'b', 'c']</text:span></text:span></text:p>
      <text:p text:style-name="P10"><text:span text:style-name="Source_20_Text"><text:span text:style-name="T5">for elemento in mia_lista:</text:span></text:span></text:p>
      <text:p text:style-name="P12"><text:span text:style-name="Source_20_Text"><text:s text:c="4"/></text:span><text:span text:style-name="Source_20_Text"><text:span text:style-name="T5">print(elemento)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oft-page-break/><text:span text:style-name="Source_20_Text"><text:span text:style-name="T5"/></text:span></text:p>
      <text:h text:style-name="P6" text:outline-level="2">🔄 <text:span text:style-name="T4">Ciclo </text:span><text:span text:style-name="Source_20_Text"><text:span text:style-name="T5">for</text:span></text:span><text:span text:style-name="T4"> su Liste</text:span></text:h>
      <text:p text:style-name="P4"><text:span text:style-name="T5">Il modo più "Pythonic" (pulito ed efficiente) di usare il ciclo </text:span><text:span text:style-name="Source_20_Text"><text:span text:style-name="T5">for</text:span></text:span><text:span text:style-name="T5"> è iterare </text:span><text:span text:style-name="T6">direttamente sugli elementi</text:span><text:span text:style-name="T5"> di una lista, senza dover gestire manualmente gli indici.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1"><text:span text:style-name="Strong_20_Emphasis"><text:span text:style-name="T5">Concetto</text:span></text:span></text:p>
            </table:table-cell>
            <table:table-cell table:style-name="Table4.A1" office:value-type="string">
              <text:p text:style-name="P11"><text:span text:style-name="Strong_20_Emphasis"><text:span text:style-name="T5">Spiegazione</text:span></text:span></text:p>
            </table:table-cell>
          </table:table-row>
        </table:table-header-rows>
        <table:table-row>
          <table:table-cell table:style-name="Table4.A1" office:value-type="string">
            <text:p text:style-name="P27">Iterazione Diretta</text:p>
          </table:table-cell>
          <table:table-cell table:style-name="Table4.A1" office:value-type="string">
            <text:p text:style-name="P3"><text:span text:style-name="T5">Il ciclo </text:span><text:span text:style-name="Source_20_Text"><text:span text:style-name="T5">for</text:span></text:span><text:span text:style-name="T5"> estrae un elemento alla volta dalla lista, dalla prima all'ultima posizione.</text:span></text:p>
          </table:table-cell>
        </table:table-row>
      </table:table>
      <text:h text:style-name="P18" text:outline-level="3">Esempio di Codice: Iterazione Diretta</text:h>
      <text:p text:style-name="P19"/>
      <text:p text:style-name="P26">Python</text:p>
      <text:p text:style-name="P10"><text:span text:style-name="Source_20_Text"><text:span text:style-name="T5">frutta = ["mela", "banana", "ciliegia", "uva"]</text:span></text:span></text:p>
      <text:p text:style-name="P12"/>
      <text:p text:style-name="P10"><text:span text:style-name="Source_20_Text"><text:span text:style-name="T5">print("--- Iterazione Diretta ---")</text:span></text:span></text:p>
      <text:p text:style-name="P10"><text:span text:style-name="Source_20_Text"><text:span text:style-name="T5">for frutto in frutta:</text:span></text:span></text:p>
      <text:p text:style-name="P10"><text:span text:style-name="Source_20_Text"><text:s text:c="4"/></text:span><text:span text:style-name="Source_20_Text"><text:span text:style-name="T5"># 'frutto' contiene il valore dell'elemento</text:span></text:span></text:p>
      <text:p text:style-name="P10"><text:span text:style-name="Source_20_Text"><text:s text:c="4"/></text:span><text:span text:style-name="Source_20_Text"><text:span text:style-name="T5">print(f"Mi piace mangiare: {frutto}")</text:span></text:span></text:p>
      <text:p text:style-name="P10"><text:span text:style-name="Source_20_Text"><text:span text:style-name="T5"/></text:span></text:p>
      <text:p text:style-name="Horizontal_20_Line"/>
      <text:h text:style-name="P6" text:outline-level="2">🔢 <text:span text:style-name="T4">La Funzione </text:span><text:span text:style-name="Source_20_Text"><text:span text:style-name="T5">enumerate()</text:span></text:span></text:h>
      <text:p text:style-name="P4"><text:span text:style-name="T5">Se hai bisogno non solo del valore, ma anche della sua </text:span><text:span text:style-name="T6">posizione (indice)</text:span><text:span text:style-name="T5"> all'interno della lista, usi la funzione </text:span><text:span text:style-name="Source_20_Text"><text:span text:style-name="T6">enumerate()</text:span></text:span><text:span text:style-name="T5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1"><text:span text:style-name="Strong_20_Emphasis"><text:span text:style-name="T5">Funzione</text:span></text:span></text:p>
            </table:table-cell>
            <table:table-cell table:style-name="Table5.A1" office:value-type="string">
              <text:p text:style-name="P11"><text:span text:style-name="Strong_20_Emphasis"><text:span text:style-name="T5">Scopo</text:span></text:span></text:p>
            </table:table-cell>
            <table:table-cell table:style-name="Table5.A1" office:value-type="string">
              <text:p text:style-name="P11"><text:span text:style-name="Strong_20_Emphasis"><text:span text:style-name="T5">Valori restituiti ad ogni ciclo</text:span></text:span></text:p>
            </table:table-cell>
          </table:table-row>
        </table:table-header-rows>
        <table:table-row>
          <table:table-cell table:style-name="Table5.A1" office:value-type="string">
            <text:p text:style-name="P3"><text:span text:style-name="Source_20_Text"><text:span text:style-name="T6">enumerate(lista)</text:span></text:span></text:p>
          </table:table-cell>
          <table:table-cell table:style-name="Table5.A1" office:value-type="string">
            <text:p text:style-name="P25">Aggiunge un <text:span text:style-name="T1">contatore</text:span> a un iterabile e restituisce l'indice e l'elemento ad ogni iterazione.</text:p>
          </table:table-cell>
          <table:table-cell table:style-name="Table5.A1" office:value-type="string">
            <text:p text:style-name="P3"><text:span text:style-name="Source_20_Text"><text:span text:style-name="T5">(indice, elemento)</text:span></text:span></text:p>
          </table:table-cell>
        </table:table-row>
      </table:table>
      <text:h text:style-name="P7" text:outline-level="3"><text:span text:style-name="T4"/></text:h>
      <text:h text:style-name="P7" text:outline-level="3"><text:span text:style-name="T4">Esempio di Codice: </text:span><text:span text:style-name="Source_20_Text"><text:span text:style-name="T5">enumerate()</text:span></text:span></text:h>
      <text:p text:style-name="P26">Python</text:p>
      <text:p text:style-name="P10"><text:span text:style-name="Source_20_Text"><text:span text:style-name="T5">ingredienti = ["farina", "uova", "zucchero", "lievito"]</text:span></text:span></text:p>
      <text:p text:style-name="P12"/>
      <text:p text:style-name="P10"><text:span text:style-name="Source_20_Text"><text:span text:style-name="T5">print("--- Utilizzo di enumerate() ---")</text:span></text:span></text:p>
      <text:p text:style-name="P10"><text:span text:style-name="Source_20_Text"><text:span text:style-name="T5">for indice, ingrediente in enumerate(ingredienti):</text:span></text:span></text:p>
      <text:p text:style-name="P10"><text:span text:style-name="Source_20_Text"><text:s text:c="4"/></text:span><text:span text:style-name="Source_20_Text"><text:span text:style-name="T5"># L'indice parte di default da 0</text:span></text:span></text:p>
      <text:p text:style-name="P13"><text:span text:style-name="Source_20_Text"><text:s text:c="4"/></text:span><text:span text:style-name="Source_20_Text"><text:span text:style-name="T5">print(f"Posizione {indice + 1}: {ingrediente}")</text:span></text:span></text:p>
      <text:p text:style-name="P13"><text:soft-page-break/><text:span text:style-name="T6">Vantaggio:</text:span><text:span text:style-name="T5"> È molto più pulito e meno propenso a errori rispetto all'uso manuale di un contatore.</text:span></text:p>
      <text:p text:style-name="Horizontal_20_Line"/>
      <text:h text:style-name="P6" text:outline-level="2">🔗 <text:span text:style-name="T4">La Funzione </text:span><text:span text:style-name="Source_20_Text"><text:span text:style-name="T5">zip()</text:span></text:span></text:h>
      <text:p text:style-name="P4"><text:span text:style-name="T5">La funzione </text:span><text:span text:style-name="Source_20_Text"><text:span text:style-name="T6">zip()</text:span></text:span><text:span text:style-name="T5"> è usata per iterare </text:span><text:span text:style-name="T6">contemporaneamente</text:span><text:span text:style-name="T5"> su </text:span><text:span text:style-name="T6">due o più sequenze</text:span><text:span text:style-name="T5"> (come liste), "unendole" elemento per element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1"><text:span text:style-name="Strong_20_Emphasis"><text:span text:style-name="T5">Funzione</text:span></text:span></text:p>
            </table:table-cell>
            <table:table-cell table:style-name="Table6.A1" office:value-type="string">
              <text:p text:style-name="P11"><text:span text:style-name="Strong_20_Emphasis"><text:span text:style-name="T5">Scopo</text:span></text:span></text:p>
            </table:table-cell>
            <table:table-cell table:style-name="Table6.A1" office:value-type="string">
              <text:p text:style-name="P11"><text:span text:style-name="Strong_20_Emphasis"><text:span text:style-name="T5">Valori restituiti ad ogni ciclo</text:span></text:span></text:p>
            </table:table-cell>
          </table:table-row>
        </table:table-header-rows>
        <table:table-row>
          <table:table-cell table:style-name="Table6.A1" office:value-type="string">
            <text:p text:style-name="P3"><text:span text:style-name="Source_20_Text"><text:span text:style-name="T6">zip(lista1, lista2, ...)</text:span></text:span></text:p>
          </table:table-cell>
          <table:table-cell table:style-name="Table6.A1" office:value-type="string">
            <text:p text:style-name="P25">Combina elementi di diverse sequenze in tuple, arrestandosi quando la lista più corta è terminata.</text:p>
          </table:table-cell>
          <table:table-cell table:style-name="Table6.A1" office:value-type="string">
            <text:p text:style-name="P3"><text:span text:style-name="Source_20_Text"><text:span text:style-name="T5">(elemento_di_lista1, elemento_di_lista2, ...)</text:span></text:span></text:p>
          </table:table-cell>
        </table:table-row>
      </table:table>
      <text:h text:style-name="P7" text:outline-level="3"><text:span text:style-name="T4"/></text:h>
      <text:h text:style-name="P7" text:outline-level="3"><text:span text:style-name="T4">Esempio di Codice: </text:span><text:span text:style-name="Source_20_Text"><text:span text:style-name="T5">zip()</text:span></text:span></text:h>
      <text:p text:style-name="P26">Python</text:p>
      <text:p text:style-name="P10"><text:span text:style-name="Source_20_Text"><text:span text:style-name="T5">prodotti = ["Laptop", "Mouse", "Tastiera"]</text:span></text:span></text:p>
      <text:p text:style-name="P10"><text:span text:style-name="Source_20_Text"><text:span text:style-name="T5">prezzi = [999.99, 25.50, 75.00]</text:span></text:span></text:p>
      <text:p text:style-name="P12"/>
      <text:p text:style-name="P10"><text:span text:style-name="Source_20_Text"><text:span text:style-name="T5">print("--- Utilizzo di zip() ---")</text:span></text:span></text:p>
      <text:p text:style-name="P10"><text:span text:style-name="Source_20_Text"><text:span text:style-name="T5"># Ad ogni ciclo, 'prodotto' prende un elemento da 'prodotti'</text:span></text:span></text:p>
      <text:p text:style-name="P10"><text:span text:style-name="Source_20_Text"><text:span text:style-name="T5"># e 'costo' prende un elemento da 'prezzi'</text:span></text:span></text:p>
      <text:p text:style-name="P10"><text:span text:style-name="Source_20_Text"><text:span text:style-name="T5">for prodotto, costo in zip(prodotti, prezzi):</text:span></text:span></text:p>
      <text:p text:style-name="P10"><text:span text:style-name="Source_20_Text"><text:s text:c="4"/></text:span><text:span text:style-name="Source_20_Text"><text:span text:style-name="T5">print(f"Prodotto: {prodotto} - Prezzo: €{costo:.2f}")</text:span></text:span></text:p>
      <text:p text:style-name="P10"><text:span text:style-name="Source_20_Text"><text:span text:style-name="T5"/></text:span></text:p>
      <text:p text:style-name="P26"><text:span text:style-name="T1">Vantaggio:</text:span> È perfetto per lavorare con dati correlati che sono stati separati in liste diverse.</text:p>
      <text:p text:style-name="Horizontal_20_Line"/>
      <text:h text:style-name="P1" text:outline-level="2">💡 <text:span text:style-name="T4">Riepilogo (Quando Usare Cosa)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1"><text:span text:style-name="Strong_20_Emphasis"><text:span text:style-name="T5">Metodo</text:span></text:span></text:p>
            </table:table-cell>
            <table:table-cell table:style-name="Table7.A1" office:value-type="string">
              <text:p text:style-name="P11"><text:span text:style-name="Strong_20_Emphasis"><text:span text:style-name="T5">Quando Usarlo</text:span></text:span></text:p>
            </table:table-cell>
          </table:table-row>
        </table:table-header-rows>
        <table:table-row>
          <table:table-cell table:style-name="Table7.A1" office:value-type="string">
            <text:p text:style-name="P3"><text:span text:style-name="Source_20_Text"><text:span text:style-name="T6">for elemento in lista:</text:span></text:span></text:p>
          </table:table-cell>
          <table:table-cell table:style-name="Table7.A1" office:value-type="string">
            <text:p text:style-name="P25">Hai bisogno <text:span text:style-name="T1">solo del valore</text:span> di ogni elemento.</text:p>
          </table:table-cell>
        </table:table-row>
        <table:table-row>
          <table:table-cell table:style-name="Table7.A1" office:value-type="string">
            <text:p text:style-name="P3"><text:span text:style-name="Source_20_Text"><text:span text:style-name="T6">for i, elemento in enumerate(lista):</text:span></text:span></text:p>
          </table:table-cell>
          <table:table-cell table:style-name="Table7.A1" office:value-type="string">
            <text:p text:style-name="P25">Hai bisogno del <text:span text:style-name="T1">valore e del suo indice</text:span> (posizione).</text:p>
          </table:table-cell>
        </table:table-row>
        <table:table-row>
          <table:table-cell table:style-name="Table7.A1" office:value-type="string">
            <text:p text:style-name="P3"><text:span text:style-name="Source_20_Text"><text:span text:style-name="T6">for a, b in zip(lista1, lista2):</text:span></text:span></text:p>
          </table:table-cell>
          <table:table-cell table:style-name="Table7.A1" office:value-type="string">
            <text:p text:style-name="P25">Hai bisogno di combinare e processare gli <text:span text:style-name="T1">elementi corrispondenti</text:span> da due o più liste.</text:p>
          </table:table-cell>
        </table:table-row>
      </table:table>
      <text:p text:style-name="P12"><text:span text:style-name="Source_20_Text"><text:span text:style-name="T5"/></text:span></text:p>
      <text:p text:style-name="P10"><text:span text:style-name="Source_20_Text"><text:span text:style-name="T5"/></text:span></text:p>
      <text:p text:style-name="P17"/>
      <text:h text:style-name="P14" text:outline-level="2"><text:soft-page-break/>🐍 Programma Python per la Ricerca del Vendor</text:h>
      <text:p text:style-name="Text_20_body">Questo codice è diviso in due parti: una funzione per <text:span text:style-name="T1">caricare i dati</text:span> dal file e una funzione principale per <text:span text:style-name="T1">eseguire la ricerca</text:span>.</text:p>
      <text:h text:style-name="Heading_20_3" text:outline-level="3">1. Preparazione del File Simualto (<text:span text:style-name="Source_20_Text">oui.txt</text:span>)</text:h>
      <text:p text:style-name="Text_20_body">Assicurati di creare un file di testo (o usa questo codice come esempio di come Python lo leggerebbe) in cui ogni riga contiene l'OUI e il nome del produttore separati da una virgola (o da uno spazio/tab).</text:p>
      <text:p text:style-name="Text_20_body"><text:span text:style-name="T1">Esempio di contenuto di </text:span><text:span text:style-name="Source_20_Text"><text:span text:style-name="T1">oui.txt</text:span></text:span><text:span text:style-name="T1">:</text:span></text:p>
      <text:p text:style-name="P29">Plaintext</text:p>
      <text:p text:style-name="Preformatted_20_Text"><text:span text:style-name="Source_20_Text">00:1A:C1,Cisco Systems</text:span></text:p>
      <text:p text:style-name="Preformatted_20_Text"><text:span text:style-name="Source_20_Text">A4:B0:E1,Apple, Inc.</text:span></text:p>
      <text:p text:style-name="Preformatted_20_Text"><text:span text:style-name="Source_20_Text">00:1E:E5,Dell Inc.</text:span></text:p>
      <text:p text:style-name="Preformatted_20_Text"><text:span text:style-name="Source_20_Text">08:00:27,Oracle VirtualBox</text:span></text:p>
      <text:p text:style-name="P20"><text:span text:style-name="Source_20_Text">C8:B3:73,Samsung</text:span></text:p>
      <text:p text:style-name="Horizontal_20_Line"/>
      <text:h text:style-name="Heading_20_3" text:outline-level="3"/>
      <text:h text:style-name="Heading_20_3" text:outline-level="3"/>
      <text:h text:style-name="Heading_20_3" text:outline-level="3">2. Il Codice Python</text:h>
      <text:p text:style-name="Text_20_body">Utilizzeremo le stringhe per manipolare il MAC address e il ciclo <text:span text:style-name="Source_20_Text">for</text:span> per caricare i dati.</text:p>
      <text:p text:style-name="P29">Python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# Definisci il nome del file OUI</text:span></text:p>
      <text:p text:style-name="Preformatted_20_Text"><text:span text:style-name="Source_20_Text">OUI_FILE = "oui.txt"</text:span></text:p>
      <text:p text:style-name="Preformatted_20_Text"/>
      <text:p text:style-name="Preformatted_20_Text"><text:span text:style-name="Source_20_Text">def carica_oui_database(nome_fil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arica i dati OUI (primi 3 byte del MAC address) e i vendor</text:span></text:p>
      <text:p text:style-name="Preformatted_20_Text"><text:span text:style-name="Source_20_Text"><text:s text:c="4"/>dal file specificato e li memorizza in un dizionario per una ricerca veloc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vendor_database = {}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ica se il file esiste</text:span></text:p>
      <text:p text:style-name="Preformatted_20_Text"><text:span text:style-name="Source_20_Text"><text:s text:c="4"/>if not os.path.exists(nome_file):</text:span></text:p>
      <text:p text:style-name="Preformatted_20_Text"><text:span text:style-name="Source_20_Text"><text:s text:c="8"/>print(f"ERRORE: File '{nome_file}' non trovato.")</text:span></text:p>
      <text:p text:style-name="Preformatted_20_Text"><text:span text:style-name="Source_20_Text"><text:s text:c="8"/>print("Assicurati che il file OUI sia presente nella stessa cartella.")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<text:s text:c="4"/>try:</text:span></text:p>
      <text:p text:style-name="Preformatted_20_Text"><text:span text:style-name="Source_20_Text"><text:s text:c="8"/># Apri e leggi il file riga per riga</text:span></text:p>
      <text:p text:style-name="Preformatted_20_Text"><text:span text:style-name="Source_20_Text"><text:s text:c="8"/>with open(nome_file, 'r') as file:</text:span></text:p>
      <text:p text:style-name="Preformatted_20_Text"><text:span text:style-name="Source_20_Text"><text:s text:c="12"/>for riga in file:</text:span></text:p>
      <text:p text:style-name="Preformatted_20_Text"><text:span text:style-name="Source_20_Text"><text:s text:c="16"/># Rimuovi spazi iniziali/finali e caratteri di nuova riga</text:span></text:p>
      <text:p text:style-name="Preformatted_20_Text"><text:span text:style-name="Source_20_Text"><text:s text:c="16"/>riga = riga.strip()</text:span></text:p>
      <text:p text:style-name="Preformatted_20_Text"><text:span text:style-name="Source_20_Text"><text:s text:c="16"/>if not riga:</text:span></text:p>
      <text:p text:style-name="Preformatted_20_Text"><text:span text:style-name="Source_20_Text"><text:s text:c="20"/>continue # Salta le righe vuote</text:span></text:p>
      <text:p text:style-name="Preformatted_20_Text"><text:soft-page-break/></text:p>
      <text:p text:style-name="Preformatted_20_Text"><text:span text:style-name="Source_20_Text"><text:s text:c="16"/># Separa OUI e Vendor (si assume siano separati da una virgola)</text:span></text:p>
      <text:p text:style-name="Preformatted_20_Text"><text:span text:style-name="Source_20_Text"><text:s text:c="16"/>parti = riga.split(',', 1) # Suddividi solo alla prima virgola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if len(parti) == 2:</text:span></text:p>
      <text:p text:style-name="Preformatted_20_Text"><text:span text:style-name="Source_20_Text"><text:s text:c="20"/>oui = parti[0].strip().upper().replace('-', ':').replace('.', ':')</text:span></text:p>
      <text:p text:style-name="Preformatted_20_Text"><text:span text:style-name="Source_20_Text"><text:s text:c="20"/>vendor = parti[1].strip()</text:span></text:p>
      <text:p text:style-name="Preformatted_20_Text"><text:span text:style-name="Source_20_Text"><text:s text:c="20"/>vendor_database[oui] = vendor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vendor_database</text:span></text:p>
      <text:p text:style-name="Preformatted_20_Text"/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Si è verificato un errore durante la lettura del file: {e}")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# ----------------------------------------------------------------------</text:span></text:p>
      <text:p text:style-name="Preformatted_20_Text"/>
      <text:p text:style-name="Preformatted_20_Text"><text:span text:style-name="Source_20_Text">def trova_vendor_per_mac(mac_address, databas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Estrae l'OUI dal MAC address fornito e cerca il vendor nel databas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# 1. Pulizia e normalizzazione del MAC address fornito dall'utent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Rimuove tutti i caratteri non alfanumerici (:, -, .) e converte in maiuscolo</text:span></text:p>
      <text:p text:style-name="Preformatted_20_Text"><text:span text:style-name="Source_20_Text"><text:s text:c="4"/>mac_pulito = ''.join(c.upper() for c in mac_address if c.isalnum(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ica che il MAC address pulito sia lungo almeno 6 caratteri (3 byte)</text:span></text:p>
      <text:p text:style-name="Preformatted_20_Text"><text:span text:style-name="Source_20_Text"><text:s text:c="4"/>if len(mac_pulito) &lt; 6:</text:span></text:p>
      <text:p text:style-name="Preformatted_20_Text"><text:span text:style-name="Source_20_Text"><text:s text:c="8"/>return "MAC address non valido o troppo corto."</text:span></text:p>
      <text:p text:style-name="Preformatted_20_Text"/>
      <text:p text:style-name="Preformatted_20_Text"><text:span text:style-name="Source_20_Text"><text:s text:c="4"/># 2. Estrazione dell'OUI (i primi 6 caratteri, ovvero i primi 3 byte)</text:span></text:p>
      <text:p text:style-name="Preformatted_20_Text"><text:span text:style-name="Source_20_Text"><text:s text:c="4"/>oui_pulito = mac_pulito[:6]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Formattazione dell'OUI nello standard XX:XX:XX per la ricerca (es. A4:B0:E1)</text:span></text:p>
      <text:p text:style-name="Preformatted_20_Text"><text:span text:style-name="Source_20_Text"><text:s text:c="4"/>oui_formattato = f"{oui_pulito[0:2]}:{oui_pulito[2:4]}:{oui_pulito[4:6]}"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OUI estratto per la ricerca: {oui_formattato}")</text:span></text:p>
      <text:p text:style-name="Preformatted_20_Text"/>
      <text:p text:style-name="Preformatted_20_Text"><text:span text:style-name="Source_20_Text"><text:s text:c="4"/># 3. Ricerca nel dizionario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Il metodo .get() è sicuro, restituisce None se la chiave non esiste</text:span></text:p>
      <text:p text:style-name="Preformatted_20_Text"><text:span text:style-name="Source_20_Text"><text:s text:c="4"/>vendor_trovato = database.get(oui_formattato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vendor_trovato:</text:span></text:p>
      <text:p text:style-name="Preformatted_20_Text"><text:span text:style-name="Source_20_Text"><text:s text:c="8"/>return f"Il produttore è: {vendor_trovato}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"Produttore non trovato nel database."</text:span></text:p>
      <text:p text:style-name="Preformatted_20_Text"/>
      <text:p text:style-name="Preformatted_20_Text"><text:span text:style-name="Source_20_Text"># ----------------------------------------------------------------------</text:span></text:p>
      <text:p text:style-name="Preformatted_20_Text"/>
      <text:p text:style-name="Preformatted_20_Text"><text:span text:style-name="Source_20_Text"># Logica principale del programma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asso 1: Carica il database all'avvio</text:span></text:p>
      <text:p text:style-name="Preformatted_20_Text"><text:span text:style-name="Source_20_Text"><text:s text:c="4"/>vendor_db = carica_oui_database(OUI_FILE)</text:span></text:p>
      <text:p text:style-name="Preformatted_20_Text"/>
      <text:p text:style-name="Preformatted_20_Text"><text:span text:style-name="Source_20_Text"><text:s text:c="4"/>if vendor_db is not None:</text:span></text:p>
      <text:p text:style-name="Preformatted_20_Text"><text:span text:style-name="Source_20_Text"><text:s text:c="8"/>print(f"Database OUI caricato con successo ({len(vendor_db)} voci).")</text:span></text:p>
      <text:p text:style-name="Preformatted_20_Text"><text:span text:style-name="Source_20_Text"><text:s text:c="8"/>print("-" * 30)</text:span></text:p>
      <text:p text:style-name="Preformatted_20_Text"/>
      <text:p text:style-name="Preformatted_20_Text"><text:span text:style-name="Source_20_Text"><text:s text:c="8"/># Passo 2: Chiedi all'utente di inserire l'indirizzo</text:span></text:p>
      <text:p text:style-name="Preformatted_20_Text"><text:soft-page-break/><text:span text:style-name="Source_20_Text"><text:s text:c="8"/>mac_input = input("Inserisci il MAC address (es. A4:B0:E1:FF:A1:33): 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Passo 3: Esegui la ricerca e stampa il risultato</text:span></text:p>
      <text:p text:style-name="Preformatted_20_Text"><text:span text:style-name="Source_20_Text"><text:s text:c="8"/>risultato = trova_vendor_per_mac(mac_input, vendor_db)</text:span></text:p>
      <text:p text:style-name="Preformatted_20_Text"><text:span text:style-name="Source_20_Text"><text:s text:c="8"/>print("-" * 30)</text:span></text:p>
      <text:p text:style-name="P20"><text:span text:style-name="Source_20_Text"><text:s text:c="8"/>print(risultato)</text:span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h text:style-name="Heading_20_2" text:outline-level="2">📝 Spiegazione del Codice</text:h>
      <text:list text:style-name="L3">
        <text:list-item>
          <text:p text:style-name="P35">Struttura Dati (Dizionario):</text:p>
          <text:list>
            <text:list-item>
              <text:p text:style-name="P34">La funzione <text:span text:style-name="Source_20_Text">carica_oui_database</text:span> utilizza un <text:span text:style-name="T1">dizionario</text:span> (<text:span text:style-name="Source_20_Text">vendor_database</text:span>) per memorizzare i dati.</text:p>
            </text:list-item>
            <text:list-item>
              <text:p text:style-name="P34">Il <text:span text:style-name="T1">MAC OUI</text:span> (es. <text:span text:style-name="Source_20_Text">A4:B0:E1</text:span>) viene usato come <text:span text:style-name="T1">chiave</text:span> (key) e il nome del <text:span text:style-name="T1">Vendor</text:span> (es. <text:span text:style-name="Source_20_Text">Apple, Inc.</text:span>) come <text:span text:style-name="T1">valore</text:span> (value).</text:p>
            </text:list-item>
            <text:list-item>
              <text:p text:style-name="P34">I dizionari sono la scelta migliore per le ricerche, in quanto permettono di trovare un elemento in tempo quasi istantaneo, molto più velocemente che scorrere una lista lunga.</text:p>
            </text:list-item>
          </text:list>
        </text:list-item>
        <text:list-item>
          <text:p text:style-name="P34"><text:span text:style-name="T1">Ciclo </text:span><text:span text:style-name="Source_20_Text"><text:span text:style-name="T1">for</text:span></text:span><text:span text:style-name="T1"> e I/O:</text:span></text:p>
          <text:list>
            <text:list-item>
              <text:p text:style-name="P34">Il ciclo <text:span text:style-name="Source_20_Text">for riga in file:</text:span> legge il file riga per riga, un approccio efficiente per non caricare l'intero file in memoria subito.</text:p>
            </text:list-item>
            <text:list-item>
              <text:p text:style-name="P34">Vengono usati i metodi di <text:span text:style-name="T1">stringa</text:span> (<text:span text:style-name="Source_20_Text">strip()</text:span>, <text:span text:style-name="Source_20_Text">split()</text:span>, <text:span text:style-name="Source_20_Text">upper()</text:span>, <text:span text:style-name="Source_20_Text">replace()</text:span>) per pulire e normalizzare i dati del file e l'input dell'utente. Ad esempio, il MAC address viene sempre convertito in maiuscolo.</text:p>
            </text:list-item>
          </text:list>
        </text:list-item>
        <text:list-item>
          <text:p text:style-name="P35">Logica di Ricerca:</text:p>
          <text:list>
            <text:list-item>
              <text:p text:style-name="P34">La funzione <text:span text:style-name="Source_20_Text">trova_vendor_per_mac</text:span> usa lo <text:span text:style-name="T1">Slicing di Stringa</text:span> (<text:span text:style-name="Source_20_Text">mac_pulito[:6]</text:span>) per estrarre con precisione solo i primi 6 caratteri (i 3 byte OUI) dal MAC address fornito.</text:p>
            </text:list-item>
            <text:list-item>
              <text:p text:style-name="P34">La f-string viene usata per riformattare l'OUI estratto in un formato standard (<text:span text:style-name="Source_20_Text">XX:XX:XX</text:span>) che corrisponda alla chiave nel dizionario.</text:p>
            </text:list-item>
            <text:list-item>
              <text:p text:style-name="P34"><text:soft-page-break/>Il metodo <text:span text:style-name="Source_20_Text"><text:span text:style-name="T1">database.get(chiave)</text:span></text:span> esegue la ricerca.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4" text:outline-level="2">🏗️ Definizione e Struttura di Base</text:h>
      <text:p text:style-name="Text_20_body">Una funzione in Python viene definita usando la parola chiave <text:span text:style-name="Source_20_Text"><text:span text:style-name="T1">def</text:span></text:span>, seguita dal nome della funzione e dalle parentesi tonde che possono contenere i parametri.</text:p>
      <text:h text:style-name="Heading_20_3" text:outline-level="3">Sintassi</text:h>
      <text:p text:style-name="P29">Python</text:p>
      <text:p text:style-name="Preformatted_20_Text"><text:span text:style-name="Source_20_Text">def nome_della_funzione(parametro1, parametro2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Questo è il docstring: spiega cosa fa la funzione.</text:span></text:p>
      <text:p text:style-name="Preformatted_20_Text"><text:span text:style-name="Source_20_Text"><text:s text:c="4"/>È una buona pratica includerlo sempr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# Corpo della funzione (blocco di codice indentato)</text:span></text:p>
      <text:p text:style-name="Preformatted_20_Text"><text:span text:style-name="Source_20_Text"><text:s text:c="4"/>risultato = parametro1 + parametro2</text:span></text:p>
      <text:p text:style-name="P20"><text:span text:style-name="Source_20_Text"><text:s text:c="4"/>return risultato # Restituisce un valore opzionale</text:span></text:p>
      <text:p text:style-name="Horizontal_20_Line"/>
      <text:h text:style-name="Heading_20_2" text:outline-level="2">🧭 Concetti Fondamentali</text:h>
      <text:h text:style-name="Heading_20_3" text:outline-level="3">1. Parametri e Argomenti</text:h>
      <text:list text:style-name="L4">
        <text:list-item>
          <text:p text:style-name="P36"><text:span text:style-name="T1">Parametri:</text:span> Sono i nomi che compaiono nella definizione della funzione (es. <text:span text:style-name="Source_20_Text">parametro1</text:span> e <text:span text:style-name="Source_20_Text">parametro2</text:span>). Sono segnaposto per i dati che la funzione si aspetta di ricevere.</text:p>
        </text:list-item>
        <text:list-item>
          <text:p text:style-name="P36"><text:span text:style-name="T1">Argomenti:</text:span> Sono i valori reali che vengono passati alla funzione quando viene <text:span text:style-name="T1">chiamata</text:span> (es. <text:span text:style-name="Source_20_Text">saluta("Marco")</text:span> dove <text:span text:style-name="Source_20_Text">"Marco"</text:span> è l'argomento).</text:p>
        </text:list-item>
      </text:list>
      <text:p text:style-name="P29"><text:soft-page-break/>Python</text:p>
      <text:p text:style-name="Preformatted_20_Text"><text:span text:style-name="Source_20_Text">def saluta(nome): # 'nome' è il parametro</text:span></text:p>
      <text:p text:style-name="Preformatted_20_Text"><text:span text:style-name="Source_20_Text"><text:s text:c="4"/>print(f"Ciao, {nome}!")</text:span></text:p>
      <text:p text:style-name="Preformatted_20_Text"/>
      <text:p text:style-name="P20"><text:span text:style-name="Source_20_Text">saluta("Giulia") # 'Giulia' è l'argomento</text:span></text:p>
      <text:h text:style-name="Heading_20_3" text:outline-level="3">2. L'Istruzione <text:span text:style-name="Source_20_Text">return</text:span></text:h>
      <text:p text:style-name="Text_20_body">L'istruzione <text:span text:style-name="Source_20_Text"><text:span text:style-name="T1">return</text:span></text:span> ha due scopi fondamentali:</text:p>
      <text:list text:style-name="L5">
        <text:list-item>
          <text:p text:style-name="P37"><text:span text:style-name="T1">Restituire un valore:</text:span> Invia il risultato dell'elaborazione della funzione al punto in cui è stata chiamata.</text:p>
        </text:list-item>
        <text:list-item>
          <text:p text:style-name="P37"><text:span text:style-name="T1">Terminare la funzione:</text:span> Qualsiasi codice dopo <text:span text:style-name="Source_20_Text">return</text:span> non viene eseguito.</text:p>
        </text:list-item>
      </text:list>
      <text:p text:style-name="Text_20_body">Se una funzione non ha un'istruzione <text:span text:style-name="Source_20_Text">return</text:span> esplicita, restituisce automaticamente il valore speciale <text:span text:style-name="Source_20_Text"><text:span text:style-name="T1">None</text:span></text:span>.</text:p>
      <text:p text:style-name="P29">Python</text:p>
      <text:p text:style-name="Preformatted_20_Text"><text:span text:style-name="Source_20_Text">def calcola_area_quadrato(lato):</text:span></text:p>
      <text:p text:style-name="Preformatted_20_Text"><text:span text:style-name="Source_20_Text"><text:s text:c="4"/>area = lato * lato</text:span></text:p>
      <text:p text:style-name="Preformatted_20_Text"><text:span text:style-name="Source_20_Text"><text:s text:c="4"/>return area # Restituisce il valore calcolato</text:span></text:p>
      <text:p text:style-name="Preformatted_20_Text"/>
      <text:p text:style-name="Preformatted_20_Text"><text:span text:style-name="Source_20_Text"># Chiamata della funzione e assegnazione del valore restituito</text:span></text:p>
      <text:p text:style-name="Preformatted_20_Text"><text:span text:style-name="Source_20_Text">area_del_mio_quadrato = calcola_area_quadrato(5)</text:span></text:p>
      <text:p text:style-name="P20"><text:span text:style-name="Source_20_Text">print(f"L'area è: {area_del_mio_quadrato}") # Output: L'area è: 25</text:span></text:p>
      <text:h text:style-name="Heading_20_3" text:outline-level="3">3. Ambito di Validità (Scope)</text:h>
      <text:list text:style-name="L6">
        <text:list-item>
          <text:p text:style-name="P38"><text:span text:style-name="T1">Variabili Locali:</text:span> Le variabili definite <text:span text:style-name="T1">all'interno</text:span> di una funzione esistono solo finché la funzione è in esecuzione. Non sono accessibili all'esterno.</text:p>
        </text:list-item>
        <text:list-item>
          <text:p text:style-name="P38"><text:span text:style-name="T1">Variabili Globali:</text:span> Le variabili definite <text:span text:style-name="T1">all'esterno</text:span> di qualsiasi funzione sono accessibili (in lettura) da qualsiasi punto del codice. Per modificarle all'interno di una funzione, devi usare la parola chiave <text:span text:style-name="Source_20_Text"><text:span text:style-name="T1">global</text:span></text:span>.</text:p>
        </text:list-item>
      </text:list>
      <text:p text:style-name="P29">Python</text:p>
      <text:p text:style-name="Preformatted_20_Text"><text:span text:style-name="Source_20_Text">messaggio_globale = "Sono visibile ovunque."</text:span></text:p>
      <text:p text:style-name="Preformatted_20_Text"/>
      <text:p text:style-name="Preformatted_20_Text"><text:span text:style-name="Source_20_Text">def esempio_scope():</text:span></text:p>
      <text:p text:style-name="Preformatted_20_Text"><text:span text:style-name="Source_20_Text"><text:s text:c="4"/>messaggio_locale = "Sono visibile solo qui dentro."</text:span></text:p>
      <text:p text:style-name="Preformatted_20_Text"><text:span text:style-name="Source_20_Text"><text:s text:c="4"/>print(messaggio_local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er modificare una variabile globale, è necessario 'global' (meglio evitarlo)</text:span></text:p>
      <text:p text:style-name="Preformatted_20_Text"><text:span text:style-name="Source_20_Text"><text:s text:c="4"/># global messaggio_globale </text:span></text:p>
      <text:p text:style-name="Preformatted_20_Text"><text:span text:style-name="Source_20_Text"><text:s text:c="4"/># messaggio_globale = "Modificato"</text:span></text:p>
      <text:p text:style-name="Preformatted_20_Text"><text:span text:style-name="Source_20_Text"><text:s text:c="4"/></text:span></text:p>
      <text:p text:style-name="Preformatted_20_Text"><text:span text:style-name="Source_20_Text">esempio_scope()</text:span></text:p>
      <text:p text:style-name="Preformatted_20_Text"><text:span text:style-name="Source_20_Text"># print(messaggio_locale) # -&gt; Questo darebbe un ERRORE (NameError)</text:span></text:p>
      <text:p text:style-name="P20"><text:span text:style-name="Source_20_Text">print(messaggio_globale)</text:span></text:p>
      <text:p text:style-name="Horizontal_20_Line"/>
      <text:h text:style-name="Heading_20_2" text:outline-level="2"><text:soft-page-break/>🎯 Argomenti con Valore di Default</text:h>
      <text:p text:style-name="Text_20_body">Puoi assegnare un valore di default ai parametri. Se l'utente non fornisce un argomento per quel parametro, verrà usato il valore predefinito.</text:p>
      <text:p text:style-name="P29">Python</text:p>
      <text:p text:style-name="Preformatted_20_Text"><text:span text:style-name="Source_20_Text">def genera_messaggio(destinatario="Ospite", ora="sera"):</text:span></text:p>
      <text:p text:style-name="Preformatted_20_Text"><text:span text:style-name="Source_20_Text"><text:s text:c="4"/>print(f"Buona {ora}, {destinatario}.")</text:span></text:p>
      <text:p text:style-name="Preformatted_20_Text"/>
      <text:p text:style-name="Preformatted_20_Text"><text:span text:style-name="Source_20_Text"># 1. Uso dei valori di default</text:span></text:p>
      <text:p text:style-name="Preformatted_20_Text"><text:span text:style-name="Source_20_Text">genera_messaggio() <text:s text:c="8"/># Output: Buona sera, Ospite.</text:span></text:p>
      <text:p text:style-name="Preformatted_20_Text"/>
      <text:p text:style-name="Preformatted_20_Text"><text:span text:style-name="Source_20_Text"># 2. Fornisco solo il primo argomento, il secondo è di default</text:span></text:p>
      <text:p text:style-name="Preformatted_20_Text"><text:span text:style-name="Source_20_Text">genera_messaggio("Anna") <text:s text:c="2"/># Output: Buona sera, Anna.</text:span></text:p>
      <text:p text:style-name="Preformatted_20_Text"/>
      <text:p text:style-name="Preformatted_20_Text"><text:span text:style-name="Source_20_Text"># 3. Fornisco tutti gli argomenti (sovrascrivono il default)</text:span></text:p>
      <text:p text:style-name="P20"><text:span text:style-name="Source_20_Text">genera_messaggio("Luca", "mattina") # Output: Buona mattina, Luca.</text:span></text:p>
      <text:p text:style-name="Text_20_body">Le funzioni sono lo strumento principale per la <text:span text:style-name="T1">modularità</text:span> in Python. Ti permettono di suddividere un programma complesso in parti più piccole, facili da testare e mantenere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28:01.499018576</meta:creation-date>
    <meta:generator>LibreOffice/24.2.7.2$Linux_X86_64 LibreOffice_project/420$Build-2</meta:generator>
    <dc:date>2025-11-08T12:04:40.939909906</dc:date>
    <meta:editing-duration>PT12M58S</meta:editing-duration>
    <meta:editing-cycles>4</meta:editing-cycles>
    <meta:document-statistic meta:table-count="7" meta:image-count="0" meta:object-count="0" meta:page-count="15" meta:paragraph-count="402" meta:word-count="2450" meta:character-count="16959" meta:non-whitespace-character-count="14220"/>
  </office:meta>
</office:document-meta>
</file>